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ce708"/>
    </style:style>
    <style:style style:name="P2" style:family="paragraph" style:parent-style-name="Standard">
      <style:text-properties officeooo:paragraph-rsid="001d3020"/>
    </style:style>
    <style:style style:name="P3" style:family="paragraph" style:parent-style-name="Standard">
      <style:text-properties fo:language="en" fo:country="US" officeooo:rsid="001d3020" officeooo:paragraph-rsid="001d3020"/>
    </style:style>
    <style:style style:name="P4" style:family="paragraph" style:parent-style-name="Standard">
      <style:text-properties fo:language="en" fo:country="US" officeooo:rsid="001d6f37" officeooo:paragraph-rsid="001d6f37"/>
    </style:style>
    <style:style style:name="P5" style:family="paragraph" style:parent-style-name="Standard">
      <style:text-properties fo:font-size="12pt" fo:language="en" fo:country="US" officeooo:rsid="001d3020" officeooo:paragraph-rsid="001d3020" style:font-size-asian="12pt" style:font-size-complex="12pt"/>
    </style:style>
    <style:style style:name="P6" style:family="paragraph" style:parent-style-name="Standard">
      <style:text-properties fo:font-size="12pt" fo:language="en" fo:country="US" officeooo:rsid="001d6f37" officeooo:paragraph-rsid="001d6f37" style:font-size-asian="12pt" style:font-size-complex="12pt"/>
    </style:style>
    <style:style style:name="P7" style:family="paragraph" style:parent-style-name="Standard">
      <style:text-properties fo:font-size="12pt" fo:language="en" fo:country="US" officeooo:rsid="001d6f37" officeooo:paragraph-rsid="001f1710" style:font-size-asian="12pt" style:font-size-complex="12pt"/>
    </style:style>
    <style:style style:name="P8" style:family="paragraph" style:parent-style-name="Standard">
      <style:text-properties fo:font-size="12pt" fo:language="en" fo:country="US" officeooo:rsid="001f1710" officeooo:paragraph-rsid="001f1710" style:font-size-asian="12pt" style:font-size-complex="12pt"/>
    </style:style>
    <style:style style:name="P9" style:family="paragraph" style:parent-style-name="Standard">
      <style:text-properties officeooo:paragraph-rsid="002062e5"/>
    </style:style>
    <style:style style:name="T1" style:family="text">
      <style:text-properties fo:language="en" fo:country="US" officeooo:rsid="001ce708"/>
    </style:style>
    <style:style style:name="T2" style:family="text">
      <style:text-properties fo:language="en" fo:country="US" officeooo:rsid="001d302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ce708"/>
    </style:style>
    <style:style style:name="T5" style:family="text">
      <style:text-properties fo:language="ru" fo:country="RU" officeooo:rsid="001d6f37"/>
    </style:style>
    <style:style style:name="T6" style:family="text">
      <style:text-properties fo:language="ru" fo:country="RU" officeooo:rsid="001dbd25"/>
    </style:style>
    <style:style style:name="T7" style:family="text">
      <style:text-properties fo:language="ru" fo:country="RU" officeooo:rsid="001f1710"/>
    </style:style>
    <style:style style:name="T8" style:family="text">
      <style:text-properties fo:language="ru" fo:country="RU" officeooo:rsid="002062e5"/>
    </style:style>
    <style:style style:name="T9" style:family="text">
      <style:text-properties officeooo:rsid="001ce708"/>
    </style:style>
    <style:style style:name="T10" style:family="text">
      <style:text-properties fo:font-size="20pt" style:font-size-asian="20pt"/>
    </style:style>
    <style:style style:name="T11" style:family="text">
      <style:text-properties fo:font-size="20pt" style:font-size-asian="20pt" style:font-size-complex="12pt"/>
    </style:style>
    <style:style style:name="T12" style:family="text">
      <style:text-properties fo:font-size="20pt" fo:language="ru" fo:country="RU" officeooo:rsid="002062e5" style:font-size-asian="2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f1710" style:font-size-asian="12pt" style:font-size-complex="12pt"/>
    </style:style>
    <style:style style:name="T15" style:family="text">
      <style:text-properties fo:font-size="12pt" officeooo:rsid="002062e5" style:font-size-asian="12pt" style:font-size-complex="12pt"/>
    </style:style>
    <style:style style:name="T16" style:family="text">
      <style:text-properties fo:font-size="12pt" fo:language="ru" fo:country="RU" style:font-size-asian="12pt" style:font-size-complex="12pt"/>
    </style:style>
    <style:style style:name="T17" style:family="text">
      <style:text-properties fo:font-size="12pt" fo:language="ru" fo:country="RU" officeooo:rsid="001f1710" style:font-size-asian="12pt" style:font-size-complex="12pt"/>
    </style:style>
    <style:style style:name="T18" style:family="text">
      <style:text-properties fo:font-size="12pt" fo:language="ru" fo:country="RU" officeooo:rsid="002062e5" style:font-size-asian="12pt" style:font-size-complex="12pt"/>
    </style:style>
    <style:style style:name="T19" style:family="text">
      <style:text-properties fo:font-size="12pt" fo:language="en" fo:country="US" officeooo:rsid="001d3020" style:font-size-asian="12pt" style:font-size-complex="12pt"/>
    </style:style>
    <style:style style:name="T20" style:family="text">
      <style:text-properties fo:font-size="12pt" fo:language="en" fo:country="US" officeooo:rsid="001f1710" style:font-size-asian="12pt" style:font-size-complex="12pt"/>
    </style:style>
    <style:style style:name="T21" style:family="text">
      <style:text-properties fo:font-size="12pt" style:font-size-asian="10.5pt" style:font-size-complex="12pt"/>
    </style:style>
    <style:style style:name="T22" style:family="text">
      <style:text-properties officeooo:rsid="002062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P3">[<text:span text:style-name="T3">Первый - второй слайд</text:span>]</text:p>
      <text:p text:style-name="P2"><text:tab/>Я, Горбатенко Антон представляю свой проект - менеджер шаблонов для разработчиков. Целью моего проекта является облегчение работы людей, регулярно создающих различные программы небольших масштабов, в архитектуре которых присутствуют определенные сходства, позволяющие использовать для ее создания определенный шаблон.</text:p>
      <text:p text:style-name="P2"><text:tab/><text:span text:style-name="T9">О</text:span>сновными задачами моего проекта является создание заготовок для некоторых программ, позволяющих ускорить процесс настройки их архитектуры. Список данных программ определяется самим пользователем, так как каждый имеет возможность добавить в базу собственный индивидуальный шаблон.</text:p>
      <text:p text:style-name="P2"/>
      <text:p text:style-name="P3">[<text:span text:style-name="T3">Четвертый слайд</text:span>]</text:p>
      <text:p text:style-name="P2"><text:span text:style-name="T2"><text:tab/></text:span><text:span text:style-name="T13">При включении программы пользователя встречает данная форма, позволяющая провести его авторизацию</text:span></text:p>
      <text:p text:style-name="P2"><text:span text:style-name="T13"/></text:p>
      <text:p text:style-name="P3"><text:span text:style-name="T13">[</text:span><text:span text:style-name="T16">Пятый слайд</text:span><text:span text:style-name="T13">]</text:span></text:p>
      <text:p text:style-name="P2"><text:span text:style-name="T19"><text:tab/></text:span><text:span text:style-name="T13">После успешной авторизации пользователю открывается основное окно программы, в котором осуществляется навигация по функциям менеджера, </text:span><text:span text:style-name="T14">среди которых внесение и удаление в базу данных нового шаблона, скачивание таблицы шаблонов в формате </text:span><text:span text:style-name="T20">csv </text:span><text:span text:style-name="T17">и создание нового проекта по любому шаблону из таблицы.</text:span></text:p>
      <text:p text:style-name="P2"><text:span text:style-name="T17"><text:tab/>Для создания нового шаблона необходимо нажать соответствующую кнопку, выбрать имя шаблона и </text:span><text:span text:style-name="T20">zip </text:span><text:span text:style-name="T17">файл, на основании которого будет создана новая заготовка</text:span></text:p>
      <text:p text:style-name="P2"><text:span text:style-name="T13"/></text:p>
      <text:p text:style-name="P4"><text:span text:style-name="T13">[</text:span><text:span text:style-name="T16">Шестой слайд</text:span><text:span text:style-name="T13">]</text:span></text:p>
      <text:p text:style-name="P7"><text:span text:style-name="T6"><text:tab/>Помимо этого пользователь может удалить какие-либо элементы из таблицы шаблонов </text:span><text:span text:style-name="T7">или полностью её очистить, перейдя к окну редактирования таблицы.</text:span></text:p>
      <text:p text:style-name="P5"><text:span text:style-name="T5"/></text:p>
      <text:p text:style-name="P6">[<text:span text:style-name="T3">Седьмой слайд</text:span>]</text:p>
      <text:p text:style-name="P7"><text:tab/><text:span text:style-name="T3">Нажав на кнопку „</text:span>Instructions<text:span text:style-name="T3">“ главного меню, пользователь увидит краткое руководство по пользованию программой.</text:span></text:p>
      <text:p text:style-name="P7"><text:span text:style-name="T3"/></text:p>
      <text:p text:style-name="P8">[<text:span text:style-name="T3">Восьмой слайд</text:span>]</text:p>
      <text:p text:style-name="P8"><text:tab/><text:span text:style-name="T3">Для создания архитектуры проекта по шаблону необходимо вести желаемое название в соответствующее поле, после чего выбрать шаблон и включить необходимые модули. Указав директорию в последующем диалоговом окне, вы создадите папку, в которой будут содержаться выбранные модули.</text:span></text:p>
      <text:p text:style-name="P8"><text:span text:style-name="T3"/></text:p>
      <text:p text:style-name="P8">[<text:span text:style-name="T3">Девятый - </text:span><text:span text:style-name="T8">одиннадцатый</text:span><text:span text:style-name="T3"> слайд</text:span>]</text:p>
      <text:p text:style-name="P8"><text:tab/><text:span text:style-name="T3">Рассмотрим структуру базы данных. </text:span><text:span text:style-name="T8">Она состоит их двух таблиц:</text:span></text:p>
      <text:p text:style-name="P9"><text:span text:style-name="T18">1. Т</text:span><text:span text:style-name="T13">аблица шаблонов содержит в себе названия всех шаблонов пользователя и директории, по которым их можно найти</text:span></text:p>
      <text:p text:style-name="P9"><text:span text:style-name="T15">2. </text:span><text:span text:style-name="T13">Таблица пользователей содержит в себе информацию о логинах всех пользователях программы и их паролях для авторизации</text:span><text:span text:style-name="T21">.</text:span></text:p>
      <text:p text:style-name="P9"/>
      <text:p text:style-name="P1"><text:tab/><text:span text:style-name="T9">В заключении хотелось бы сказать следующее:</text:span><text:span text:style-name="T4"> мой проект,</text:span><text:span text:style-name="T1"> </text:span><text:span text:style-name="T4">реализованный с помощью модуля</text:span><text:span text:style-name="T1"> PyQT5</text:span><text:span text:style-name="T4"> </text:span><text:span text:style-name="T8">является</text:span><text:span text:style-name="T4"> полезным и интересным </text:span><text:span text:style-name="T8">инструментом </text:span><text:span text:style-name="T4">для </text:span><text:span text:style-name="T8">разработчиков</text:span><text:span text:style-name="T4"> и выполн</text:span><text:span text:style-name="T8">яет</text:span><text:span text:style-name="T4"> свою задачу по облегчению </text:span><text:span text:style-name="T8">создания проектов</text:span><text:span text:style-name="T4">. </text:span>Спасибо за внимание!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Текст_20_А0" style:display-name="Текст А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Фон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ne_20_Column_7e_LT_7e_Gliederung_20_1" style:display-name="One Column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ne_20_Column_7e_LT_7e_Gliederung_20_2" style:display-name="One Column~LT~Gliederung 2" style:family="paragraph" style:parent-style-name="One_20_Column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ne_20_Column_7e_LT_7e_Gliederung_20_3" style:display-name="One Column~LT~Gliederung 3" style:family="paragraph" style:parent-style-name="One_20_Column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ne_20_Column_7e_LT_7e_Gliederung_20_4" style:display-name="One Column~LT~Gliederung 4" style:family="paragraph" style:parent-style-name="One_20_Column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5" style:display-name="One Column~LT~Gliederung 5" style:family="paragraph" style:parent-style-name="One_20_Column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6" style:display-name="One Column~LT~Gliederung 6" style:family="paragraph" style:parent-style-name="One_20_Column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7" style:display-name="One Column~LT~Gliederung 7" style:family="paragraph" style:parent-style-name="One_20_Column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8" style:display-name="One Column~LT~Gliederung 8" style:family="paragraph" style:parent-style-name="One_20_Column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Gliederung_20_9" style:display-name="One Column~LT~Gliederung 9" style:family="paragraph" style:parent-style-name="One_20_Column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7e_LT_7e_Titel" style:display-name="One Column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ne_20_Column_7e_LT_7e_Untertitel" style:display-name="One Colum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ne_20_Column_7e_LT_7e_Notizen" style:display-name="One Column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ne_20_Column_7e_LT_7e_Hintergrundobjekte" style:display-name="One Column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ne_20_Column_7e_LT_7e_Hintergrund" style:display-name="One Column~LT~Hintergrund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wo_20_columns_7e_LT_7e_Gliederung_20_1" style:display-name="Two columns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lumns_7e_LT_7e_Gliederung_20_2" style:display-name="Two columns~LT~Gliederung 2" style:family="paragraph" style:parent-style-name="Two_20_columns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wo_20_columns_7e_LT_7e_Gliederung_20_3" style:display-name="Two columns~LT~Gliederung 3" style:family="paragraph" style:parent-style-name="Two_20_columns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wo_20_columns_7e_LT_7e_Gliederung_20_4" style:display-name="Two columns~LT~Gliederung 4" style:family="paragraph" style:parent-style-name="Two_20_columns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Gliederung_20_5" style:display-name="Two columns~LT~Gliederung 5" style:family="paragraph" style:parent-style-name="Two_20_columns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Gliederung_20_6" style:display-name="Two columns~LT~Gliederung 6" style:family="paragraph" style:parent-style-name="Two_20_columns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Gliederung_20_7" style:display-name="Two columns~LT~Gliederung 7" style:family="paragraph" style:parent-style-name="Two_20_columns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Gliederung_20_8" style:display-name="Two columns~LT~Gliederung 8" style:family="paragraph" style:parent-style-name="Two_20_columns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Gliederung_20_9" style:display-name="Two columns~LT~Gliederung 9" style:family="paragraph" style:parent-style-name="Two_20_columns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lumns_7e_LT_7e_Titel" style:display-name="Two columns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lumns_7e_LT_7e_Untertitel" style:display-name="Two column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lumns_7e_LT_7e_Notizen" style:display-name="Two columns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wo_20_columns_7e_LT_7e_Hintergrundobjekte" style:display-name="Two columns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wo_20_columns_7e_LT_7e_Hintergrund" style:display-name="Two columns~LT~Hintergrund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ne_20_Column_5f__7e_LT_7e_Gliederung_20_1" style:display-name="One Column_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ne_20_Column_5f__7e_LT_7e_Gliederung_20_2" style:display-name="One Column_~LT~Gliederung 2" style:family="paragraph" style:parent-style-name="One_20_Column_5f_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ne_20_Column_5f__7e_LT_7e_Gliederung_20_3" style:display-name="One Column_~LT~Gliederung 3" style:family="paragraph" style:parent-style-name="One_20_Column_5f_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ne_20_Column_5f__7e_LT_7e_Gliederung_20_4" style:display-name="One Column_~LT~Gliederung 4" style:family="paragraph" style:parent-style-name="One_20_Column_5f_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5f__7e_LT_7e_Gliederung_20_5" style:display-name="One Column_~LT~Gliederung 5" style:family="paragraph" style:parent-style-name="One_20_Column_5f_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5f__7e_LT_7e_Gliederung_20_6" style:display-name="One Column_~LT~Gliederung 6" style:family="paragraph" style:parent-style-name="One_20_Column_5f_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5f__7e_LT_7e_Gliederung_20_7" style:display-name="One Column_~LT~Gliederung 7" style:family="paragraph" style:parent-style-name="One_20_Column_5f_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5f__7e_LT_7e_Gliederung_20_8" style:display-name="One Column_~LT~Gliederung 8" style:family="paragraph" style:parent-style-name="One_20_Column_5f_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5f__7e_LT_7e_Gliederung_20_9" style:display-name="One Column_~LT~Gliederung 9" style:family="paragraph" style:parent-style-name="One_20_Column_5f_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Column_5f__7e_LT_7e_Titel" style:display-name="One Column_~LT~Titel" style:family="paragraph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ne_20_Column_5f__7e_LT_7e_Untertitel" style:display-name="One Column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ne_20_Column_5f__7e_LT_7e_Notizen" style:display-name="One Column_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ne_20_Column_5f__7e_LT_7e_Hintergrundobjekte" style:display-name="One Column_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ne_20_Column_5f__7e_LT_7e_Hintergrund" style:display-name="One Column_~LT~Hintergrund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31T23:49:54.543000000</meta:creation-date>
    <dc:date>2022-11-10T15:17:50.218000000</dc:date>
    <meta:editing-duration>PT11M49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0" meta:word-count="302" meta:character-count="2338" meta:non-whitespace-character-count="2044"/>
  </office:meta>
</office:document-meta>
</file>